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ela20" style:family="table">
      <style:table-properties style:width="16.999cm" style:rel-width="100%" table:align="left"/>
    </style:style>
    <style:style style:name="Tabela20.A" style:family="table-column">
      <style:table-column-properties style:column-width="16.999cm" style:rel-column-width="65535*"/>
    </style:style>
    <style:style style:name="Tabela20.A1" style:family="table-cell">
      <style:table-cell-properties style:vertical-align="middle" fo:padding="0.049cm" fo:border="0.035cm solid #808080"/>
    </style:style>
    <style:style style:name="Tabela21" style:family="table">
      <style:table-properties style:width="16.999cm" style:rel-width="100%" table:align="left"/>
    </style:style>
    <style:style style:name="Tabela21.A" style:family="table-column">
      <style:table-column-properties style:column-width="16.999cm" style:rel-column-width="65535*"/>
    </style:style>
    <style:style style:name="Tabela21.A1" style:family="table-cell">
      <style:table-cell-properties style:vertical-align="middle" fo:padding="0.049cm" fo:border="0.035cm solid #808080"/>
    </style:style>
    <style:style style:name="Tabela22" style:family="table">
      <style:table-properties style:width="16.999cm" style:rel-width="100%" table:align="left"/>
    </style:style>
    <style:style style:name="Tabela22.A" style:family="table-column">
      <style:table-column-properties style:column-width="16.999cm" style:rel-column-width="65535*"/>
    </style:style>
    <style:style style:name="Tabela22.A1" style:family="table-cell">
      <style:table-cell-properties style:vertical-align="middle" fo:padding="0.049cm" fo:border="0.035cm solid #808080"/>
    </style:style>
    <style:style style:name="Tabela23" style:family="table">
      <style:table-properties style:width="16.999cm" style:rel-width="100%" table:align="left"/>
    </style:style>
    <style:style style:name="Tabela23.A" style:family="table-column">
      <style:table-column-properties style:column-width="16.999cm" style:rel-column-width="65535*"/>
    </style:style>
    <style:style style:name="Tabela23.A1" style:family="table-cell">
      <style:table-cell-properties style:vertical-align="middle" fo:padding="0.049cm" fo:border="0.035cm solid #808080"/>
    </style:style>
    <style:style style:name="Tabela24" style:family="table">
      <style:table-properties style:width="16.999cm" style:rel-width="100%" table:align="left"/>
    </style:style>
    <style:style style:name="Tabela24.A" style:family="table-column">
      <style:table-column-properties style:column-width="16.999cm" style:rel-column-width="65535*"/>
    </style:style>
    <style:style style:name="Tabela24.A1" style:family="table-cell">
      <style:table-cell-properties style:vertical-align="middle" fo:padding="0.049cm" fo:border="0.035cm solid #808080"/>
    </style:style>
    <style:style style:name="Tabela25" style:family="table">
      <style:table-properties style:width="16.999cm" style:rel-width="100%" table:align="left"/>
    </style:style>
    <style:style style:name="Tabela25.A" style:family="table-column">
      <style:table-column-properties style:column-width="16.999cm" style:rel-column-width="65535*"/>
    </style:style>
    <style:style style:name="Tabela25.A1" style:family="table-cell">
      <style:table-cell-properties style:vertical-align="middle" fo:padding="0.049cm" fo:border="0.035cm solid #808080"/>
    </style:style>
    <style:style style:name="P1" style:family="paragraph" style:parent-style-name="Standard">
      <style:paragraph-properties fo:margin-top="0cm" fo:margin-bottom="0cm"/>
      <style:text-properties fo:font-size="2pt" style:font-size-asian="2pt" style:font-size-complex="2pt"/>
    </style:style>
    <style:style style:name="P2" style:family="paragraph" style:parent-style-name="Heading_20_1">
      <style:paragraph-properties fo:break-before="page"/>
    </style:style>
    <style:style style:name="P3" style:family="paragraph" style:parent-style-name="Text_20_body">
      <style:paragraph-properties fo:margin-top="0cm" fo:margin-bottom="0cm"/>
    </style:style>
    <style:style style:name="P4" style:family="paragraph" style:parent-style-name="Preformatted_20_Text">
      <style:paragraph-properties fo:margin-top="0cm" fo:margin-bottom="0.499cm"/>
    </style:style>
    <style:style style:name="T1" style:family="text">
      <style:text-properties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 text:is-list-header="true">PHP Sessions</text:h>
      <text:p text:style-name="Standard"/>
      <text:p text:style-name="Text_20_body">A PHP session variable is used to store information about, or change settings for a user session. Session variables hold information about one single user, and are available to all pages in one application.</text:p>
      <text:p text:style-name="Horizontal_20_Line"/>
      <text:h text:style-name="Heading_20_2" text:outline-level="2" text:is-list-header="true">PHP Session Variables</text:h>
      <text:p text:style-name="Text_20_body">When you are working with an application, you open it, do some changes and then you close it. This is much like a Session. The computer knows who you are. It knows when you start the application and when you end. But on the internet there is one problem: the web server does not know who you are and what you do because the HTTP address doesn't maintain state.</text:p>
      <text:p text:style-name="Text_20_body">A PHP session solves this problem by allowing you to store user information on the server for later use (i.e. username, shopping items, etc). However, session information is temporary and will be deleted after the user has left the website. If you need a permanent storage you may want to store the data in a database.</text:p>
      <text:p text:style-name="Text_20_body">Sessions work by creating a unique id (UID) for each visitor and store variables based on this UID. The UID is either stored in a cookie or is propagated in the URL.</text:p>
      <text:p text:style-name="Horizontal_20_Line"/>
      <text:h text:style-name="Heading_20_2" text:outline-level="2" text:is-list-header="true">Starting a PHP Session</text:h>
      <text:p text:style-name="Text_20_body">Before you can store user information in your PHP session, you must first start up the session.</text:p>
      <text:p text:style-name="Text_20_body"><text:span text:style-name="T1">Note:</text:span> The session_start() function must appear BEFORE the &lt;html&gt; tag:</text:p>
      <text:p text:style-name="P1"><text:bookmark text:name="table61"/></text:p>
      <table:table table:name="Tabela20" table:style-name="Tabela20">
        <table:table-column table:style-name="Tabela20.A"/>
        <table:table-row>
          <table:table-cell table:style-name="Tabela20.A1" office:value-type="string">
            <text:p text:style-name="P4">&lt;?php session_start(); ?&gt;</text:p>
            <text:p text:style-name="Preformatted_20_Text">&lt;html&gt;</text:p>
            <text:p text:style-name="P4">&lt;body&gt;</text:p>
            <text:p text:style-name="Preformatted_20_Text">&lt;/body&gt;</text:p>
            <text:p text:style-name="P4">&lt;/html&gt;</text:p>
          </table:table-cell>
        </table:table-row>
      </table:table>
      <text:p text:style-name="Text_20_body">The code above will register the user's session with the server, allow you to start saving user information, and assign a UID for that user's session.</text:p>
      <text:p text:style-name="Horizontal_20_Line"/>
      <text:h text:style-name="Heading_20_2" text:outline-level="2" text:is-list-header="true">Storing a Session Variable</text:h>
      <text:p text:style-name="Text_20_body">The correct way to store and retrieve session variables is to use the PHP $_SESSION variable:</text:p>
      <text:p text:style-name="P1"><text:bookmark text:name="table7"/></text:p>
      <table:table table:name="Tabela21" table:style-name="Tabela21">
        <table:table-column table:style-name="Tabela21.A"/>
        <table:table-row>
          <table:table-cell table:style-name="Tabela21.A1" office:value-type="string">
            <text:p text:style-name="Preformatted_20_Text">&lt;?php</text:p>
            <text:p text:style-name="Preformatted_20_Text">session_start();</text:p>
            <text:p text:style-name="Preformatted_20_Text">// store session data</text:p>
            <text:p text:style-name="Preformatted_20_Text">$_SESSION['views']=1;</text:p>
            <text:p text:style-name="P4">?&gt;</text:p>
            <text:p text:style-name="Preformatted_20_Text"><text:soft-page-break/>&lt;html&gt;</text:p>
            <text:p text:style-name="P4">&lt;body&gt;</text:p>
            <text:p text:style-name="Preformatted_20_Text">&lt;?php</text:p>
            <text:p text:style-name="Preformatted_20_Text">//retrieve session data</text:p>
            <text:p text:style-name="Preformatted_20_Text">echo "Pageviews=". $_SESSION['views'];</text:p>
            <text:p text:style-name="P4">?&gt;</text:p>
            <text:p text:style-name="Preformatted_20_Text">&lt;/body&gt;</text:p>
            <text:p text:style-name="P4">&lt;/html&gt;</text:p>
          </table:table-cell>
        </table:table-row>
      </table:table>
      <text:p text:style-name="Text_20_body">Output:</text:p>
      <text:p text:style-name="P1"><text:bookmark text:name="table8"/></text:p>
      <table:table table:name="Tabela22" table:style-name="Tabela22">
        <table:table-column table:style-name="Tabela22.A"/>
        <table:table-row>
          <table:table-cell table:style-name="Tabela22.A1" office:value-type="string">
            <text:p text:style-name="P4">Pageviews=1</text:p>
          </table:table-cell>
        </table:table-row>
      </table:table>
      <text:p text:style-name="Text_20_body">In the example below, we create a simple page-views counter. The isset() function checks if the "views" variable has already been set. If "views" has been set, we can increment our counter. If "views" doesn't exist, we create a "views" variable, and set it to 1:</text:p>
      <text:p text:style-name="P1"><text:bookmark text:name="table9"/></text:p>
      <table:table table:name="Tabela23" table:style-name="Tabela23">
        <table:table-column table:style-name="Tabela23.A"/>
        <table:table-row>
          <table:table-cell table:style-name="Tabela23.A1" office:value-type="string">
            <text:p text:style-name="Preformatted_20_Text">&lt;?php</text:p>
            <text:p text:style-name="Preformatted_20_Text"/>
            <text:p text:style-name="P4">session_start();</text:p>
            <text:p text:style-name="Preformatted_20_Text">if(isset($_SESSION['views']))</text:p>
            <text:p text:style-name="Preformatted_20_Text"><text:s text:c="2"/>$_SESSION['views']=$_SESSION['views']+1;</text:p>
            <text:p text:style-name="Preformatted_20_Text"/>
            <text:p text:style-name="Preformatted_20_Text">else</text:p>
            <text:p text:style-name="Preformatted_20_Text"><text:s text:c="2"/>$_SESSION['views']=1;</text:p>
            <text:p text:style-name="Preformatted_20_Text">echo "Views=". $_SESSION['views']; </text:p>
            <text:p text:style-name="P4">?&gt;</text:p>
          </table:table-cell>
        </table:table-row>
      </table:table>
      <text:p text:style-name="P3"/>
      <text:p text:style-name="Horizontal_20_Line"/>
      <text:h text:style-name="Heading_20_2" text:outline-level="2" text:is-list-header="true">Destroying a Session</text:h>
      <text:p text:style-name="Text_20_body">If you wish to delete some session data, you can use the unset() or the session_destroy() function.</text:p>
      <text:p text:style-name="Text_20_body">The unset() function is used to free the specified session variable:</text:p>
      <text:p text:style-name="P1"><text:bookmark text:name="table10"/></text:p>
      <table:table table:name="Tabela24" table:style-name="Tabela24">
        <table:table-column table:style-name="Tabela24.A"/>
        <table:table-row>
          <table:table-cell table:style-name="Tabela24.A1" office:value-type="string">
            <text:p text:style-name="Preformatted_20_Text">&lt;?php</text:p>
            <text:p text:style-name="Preformatted_20_Text">unset($_SESSION['views']);</text:p>
            <text:p text:style-name="P4">?&gt;</text:p>
          </table:table-cell>
        </table:table-row>
      </table:table>
      <text:p text:style-name="Text_20_body">You can also completely destroy the session by calling the session_destroy() function:</text:p>
      <text:p text:style-name="P1"><text:bookmark text:name="table111"/></text:p>
      <table:table table:name="Tabela25" table:style-name="Tabela25">
        <table:table-column table:style-name="Tabela25.A"/>
        <table:table-row>
          <table:table-cell table:style-name="Tabela25.A1" office:value-type="string">
            <text:p text:style-name="Preformatted_20_Text">&lt;?php</text:p>
            <text:p text:style-name="Preformatted_20_Text">session_destroy();</text:p>
            <text:p text:style-name="P4">?&gt;</text:p>
          </table:table-cell>
        </table:table-row>
      </table:table>
      <text:p text:style-name="Text_20_body"><text:span text:style-name="T1">Note:</text:span> session_destroy() will reset your session and you will lose all your stored session da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51cm"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DejaVu Sans" style:font-size-asian="24pt" style:font-weight-asian="bold" style:font-name-complex="DejaVu Sans"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DejaVu Sans" style:font-size-asian="18pt" style:font-weight-asian="bold" style:font-name-complex="DejaVu Sans" style:font-size-complex="18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0-05T13:44:37</meta:creation-date>
    <meta:document-statistic meta:table-count="6" meta:image-count="0" meta:object-count="0" meta:page-count="2" meta:paragraph-count="52" meta:word-count="422" meta:character-count="2609"/>
    <dc:date>2009-10-05T13:47:05</dc:date>
    <meta:editing-duration>PT00H02M29S</meta:editing-duration>
    <meta:editing-cycles>1</meta:editing-cycles>
    <meta:generator>OpenOffice.org/3.0$Linux OpenOffice.org_project/300m15$Build-9379</meta:generator>
  </office:meta>
</office:document-meta>
</file>